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1.018cm"/>
    </style:style>
    <style:style style:name="co3" style:family="table-column">
      <style:table-column-properties fo:break-before="auto" style:column-width="0.474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3]*[.E28]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] + IF(MOD([.A2]; 2) = 0; VLOOKUP([.A2] / 2; [.A:.B]; 2; 0); 0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 + IF(MOD([.A3]; 2) = 0; VLOOKUP([.A3] / 2; [.A:.B]; 2; 0); 0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 + IF(MOD([.A4]; 2) = 0; VLOOKUP([.A4] / 2; [.A:.B]; 2; 0); 0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] + IF(MOD([.A5]; 2) = 0; VLOOKUP([.A5] / 2; [.A:.B]; 2; 0); 0)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5] + IF(MOD([.A6]; 2) = 0; VLOOKUP([.A6] / 2; [.A:.B]; 2; 0); 0)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6] + IF(MOD([.A7]; 2) = 0; VLOOKUP([.A7] / 2; [.A:.B]; 2; 0); 0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7] + IF(MOD([.A8]; 2) = 0; VLOOKUP([.A8] / 2; [.A:.B]; 2; 0); 0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8] + IF(MOD([.A9]; 2) = 0; VLOOKUP([.A9] / 2; [.A:.B]; 2; 0); 0)"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9] + IF(MOD([.A10]; 2) = 0; VLOOKUP([.A10] / 2; [.A:.B]; 2; 0); 0)"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0] + IF(MOD([.A11]; 2) = 0; VLOOKUP([.A11] / 2; [.A:.B]; 2; 0); 0)"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1] + IF(MOD([.A12]; 2) = 0; VLOOKUP([.A12] / 2; [.A:.B]; 2; 0); 0)"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2] + IF(MOD([.A13]; 2) = 0; VLOOKUP([.A13] / 2; [.A:.B]; 2; 0); 0)"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E13] + IF(MOD([.D14]; 2) = 0; VLOOKUP([.D14] / 2; [.D:.E]; 2; 0); 0)"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I13] + IF(MOD([.H14]; 2) = 0; VLOOKUP([.H14] / 2; [.H:.I]; 2; 0); 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E14] + IF(MOD([.D15]; 2) = 0; VLOOKUP([.D15] / 2; [.D:.E]; 2; 0); 0)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I14] + IF(MOD([.H15]; 2) = 0; VLOOKUP([.H15] / 2; [.H:.I]; 2; 0); 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E15] + IF(MOD([.D16]; 2) = 0; VLOOKUP([.D16] / 2; [.D:.E]; 2; 0); 0)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I15] + IF(MOD([.H16]; 2) = 0; VLOOKUP([.H16] / 2; [.H:.I]; 2; 0); 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E16] + IF(MOD([.D17]; 2) = 0; VLOOKUP([.D17] / 2; [.D:.E]; 2; 0); 0)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I16] + IF(MOD([.H17]; 2) = 0; VLOOKUP([.H17] / 2; [.H:.I]; 2; 0); 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E17] + IF(MOD([.D18]; 2) = 0; VLOOKUP([.D18] / 2; [.D:.E]; 2; 0); 0)"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I17] + IF(MOD([.H18]; 2) = 0; VLOOKUP([.H18] / 2; [.H:.I]; 2; 0); 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E18] + IF(MOD([.D19]; 2) = 0; VLOOKUP([.D19] / 2; [.D:.E]; 2; 0); 0)"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I18] + IF(MOD([.H19]; 2) = 0; VLOOKUP([.H19] / 2; [.H:.I]; 2; 0); 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E19] + IF(MOD([.D20]; 2) = 0; VLOOKUP([.D20] / 2; [.D:.E]; 2; 0); 0)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I19] + IF(MOD([.H20]; 2) = 0; VLOOKUP([.H20] / 2; [.H:.I]; 2; 0); 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E20] + IF(MOD([.D21]; 2) = 0; VLOOKUP([.D21] / 2; [.D:.E]; 2; 0); 0)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I20] + IF(MOD([.H21]; 2) = 0; VLOOKUP([.H21] / 2; [.H:.I]; 2; 0); 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E21] + IF(MOD([.D22]; 2) = 0; VLOOKUP([.D22] / 2; [.D:.E]; 2; 0); 0)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I21] + IF(MOD([.H22]; 2) = 0; VLOOKUP([.H22] / 2; [.H:.I]; 2; 0); 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E22] + IF(MOD([.D23]; 2) = 0; VLOOKUP([.D23] / 2; [.D:.E]; 2; 0); 0)"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I22] + IF(MOD([.H23]; 2) = 0; VLOOKUP([.H23] / 2; [.H:.I]; 2; 0); 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E24] + IF(MOD([.D25]; 2) = 0; VLOOKUP([.D25] / 2; [.D:.E]; 2; 0); 0)"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I24] + IF(MOD([.H25]; 2) = 0; VLOOKUP([.H25] / 2; [.H:.I]; 2; 0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E25] + IF(MOD([.D26]; 2) = 0; VLOOKUP([.D26] / 2; [.D:.E]; 2; 0); 0)"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I25] + IF(MOD([.H26]; 2) = 0; VLOOKUP([.H26] / 2; [.H:.I]; 2; 0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E26] + IF(MOD([.D27]; 2) = 0; VLOOKUP([.D27] / 2; [.D:.E]; 2; 0); 0)"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I26] + IF(MOD([.H27]; 2) = 0; VLOOKUP([.H27] / 2; [.H:.I]; 2; 0); 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E27] + IF(MOD([.D28]; 2) = 0; VLOOKUP([.D28] / 2; [.D:.E]; 2; 0); 0)"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I27] + IF(MOD([.H28]; 2) = 0; VLOOKUP([.H28] / 2; [.H:.I]; 2; 0); 0)"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7T20:50:18.097000000</meta:creation-date>
    <meta:generator>LibreOffice/7.5.1.2$Windows_X86_64 LibreOffice_project/fcbaee479e84c6cd81291587d2ee68cba099e129</meta:generator>
    <dc:date>2023-03-27T23:02:56.547000000</dc:date>
    <meta:editing-duration>PT1H2M51S</meta:editing-duration>
    <meta:editing-cycles>2</meta:editing-cycles>
    <meta:document-statistic meta:table-count="1" meta:cell-count="130" meta:object-count="0"/>
  </office:meta>
</office:document-meta>
</file>